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2" style:family="table">
      <style:table-properties style:width="4.85in" table:align="margins" style:writing-mode="lr-tb"/>
    </style:style>
    <style:style style:name="Table2.A" style:family="table-column">
      <style:table-column-properties style:column-width="4.85in" style:rel-column-width="65535*"/>
    </style:style>
    <style:style style:name="Table2.1" style:family="table-row">
      <style:table-row-properties style:min-row-height="0.0493in" fo:keep-together="auto"/>
    </style:style>
    <style:style style:name="Table2.A1" style:family="table-cell">
      <style:table-cell-properties style:vertical-align="top" fo:padding-left="0.0799in" fo:padding-right="0.079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style:language-asian="en" style:country-asian="GB"/>
    </style:style>
    <style:style style:name="P2" style:family="paragraph" style:parent-style-name="Standard">
      <style:text-properties fo:language="en" fo:country="GB" style:language-asian="en" style:country-asian="GB"/>
    </style:style>
    <style:style style:name="P3" style:family="paragraph" style:parent-style-name="Standard">
      <style:paragraph-properties fo:text-align="end" style:justify-single-word="false"/>
      <style:text-properties fo:language="en" fo:country="GB" fo:font-weight="bold" style:language-asian="en" style:country-asian="GB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database-display text:table-name="Sheet1" text:table-type="table" text:column-name="Name" text:database-name="mailmergeConnector">&lt;Name&gt;</text:database-display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><field:fieldmark-start text:name="__Fieldmark__12_2010525278" field:type="vnd.oasis.opendocument.field.UNHANDLED"><field:param field:name="vnd.oasis.opendocument.field.code" field:value=" IF "/><field:param field:name="vnd.oasis.opendocument.field.id" field:value="7"/></field:fieldmark-start>Total repayments/charges:<field:fieldmark-end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</office:font-face-decls>
  <office:styles>
    <draw:stroke-dash draw:name="Dashed_20__28_var_29__20_2" draw:display-name="Dashed (var) 2" draw:style="rect" draw:dots1="1" draw:dots1-length="0.0102in" draw:distance="0.0102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Lucida Sans Unicode" style:font-size-asian="10.5pt" style:language-asian="zh" style:country-asian="CN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zxx" fo:country="none" style:font-name-asian="Lucida Sans Unicode" style:font-size-asian="10.5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imes New Roman1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imes New Roman1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 style:font-family-generic-complex="roman"/>
    </style:style>
    <style:style style:name="Document_20_Map" style:display-name="Document Map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5in" fo:page-height="8.2681in" style:num-format="1" style:print-orientation="portrait" fo:margin-top="0.5in" fo:margin-bottom="0.5in" fo:margin-left="0.5in" fo:margin-right="0.5in" fo:background-color="#ffffff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Name»</dc:title>
    <meta:creation-date>2015-07-10T10:20:27.014093516</meta:creation-date>
    <meta:editing-cycles>9</meta:editing-cycles>
    <meta:editing-duration>PT9M19S</meta:editing-duration>
    <meta:generator>LibreOfficeDev/4.4.0.0.alpha0$Linux_X86_64 LibreOffice_project/1fec67aab152e0c0ad6dd85082c50f1beff7d520</meta:generator>
    <dc:date>2015-11-26T19:23:37.116332264</dc:date>
    <meta:document-statistic meta:table-count="1" meta:image-count="0" meta:object-count="0" meta:page-count="1" meta:paragraph-count="2" meta:word-count="5" meta:character-count="33" meta:non-whitespace-character-count="32"/>
  </office:meta>
</office:document-meta>
</file>